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37.45pt"/>
    </style:style>
    <style:style style:name="co13" style:family="table-column">
      <style:table-column-properties fo:break-before="auto" style:column-width="240.41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245.54pt"/>
    </style:style>
    <style:style style:name="co16" style:family="table-column">
      <style:table-column-properties fo:break-before="auto" style:column-width="79.4pt"/>
    </style:style>
    <style:style style:name="co17" style:family="table-column">
      <style:table-column-properties fo:break-before="auto" style:column-width="231.56pt"/>
    </style:style>
    <style:style style:name="co18" style:family="table-column">
      <style:table-column-properties fo:break-before="auto" style:column-width="421.2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 To" table:style-name="ta1">
        <office:forms form:automatic-focus="false" form:apply-design-mode="false"/>
        <table:table-column table:style-name="co12" table:default-cell-style-name="ce26"/>
        <table:table-column table:style-name="co13" table:default-cell-style-name="ce56"/>
        <table:table-column table:style-name="co14" table:default-cell-style-name="ce67"/>
        <table:table-column table:style-name="co3" table:number-columns-repeated="10" table:default-cell-style-name="ce67"/>
        <table:table-column table:style-name="co15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How To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6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6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6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6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column table:style-name="co18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2" table:default-cell-style-name="ce1"/>
        <table:table-column table:style-name="co13" table:default-cell-style-name="Default"/>
        <table:table-column table:style-name="co14" table:default-cell-style-name="ce67"/>
        <table:table-column table:style-name="co3" table:number-columns-repeated="10" table:default-cell-style-name="ce67"/>
        <table:table-column table:style-name="co15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6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6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6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65" office:value-type="string" calcext:value-type="string">
            <text:p>To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Date</text:p>
          </table:table-cell>
          <table:table-cell table:style-name="ce6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6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6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7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7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6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6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9:54:58.283914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7T21:19:01.677444248</dc:date>
    <meta:editing-duration>P53DT21H</meta:editing-duration>
    <meta:editing-cycles>991</meta:editing-cycles>
    <meta:document-statistic meta:table-count="6" meta:cell-count="512" meta:object-count="0"/>
  </office:meta>
</office:document-meta>
</file>